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6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3.5cm" svg:height="2.5cm" svg:x="10.5cm" svg:y="5.5cm">
          <text:p text:style-name="P1">cont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21cm" svg:y1="6.258cm" svg:x2="10.5cm" svg:y2="6.75cm" draw:start-shape="id1" draw:end-shape="id2" draw:end-glue-point="6" svg:d="m6721 6258 3779 492">
          <text:p/>
        </draw:connector>
        <draw:connector draw:style-name="gr2" draw:text-style-name="P1" draw:layer="layout" draw:type="line" svg:x1="14cm" svg:y1="6.75cm" svg:x2="17.463cm" svg:y2="8.403cm" draw:start-shape="id2" draw:start-glue-point="10" draw:end-shape="id3" svg:d="m14000 6750 3463 1653">
          <text:p/>
        </draw:connector>
        <draw:custom-shape draw:style-name="gr1" draw:text-style-name="P1" draw:id="id4" draw:layer="layout" svg:width="4.5cm" svg:height="2cm" svg:x="10.5cm" svg:y="16.5cm">
          <text:p text:style-name="P1">posse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cm" svg:y1="17.5cm" svg:x2="18cm" svg:y2="16.452cm" draw:start-shape="id4" draw:start-glue-point="10" draw:end-shape="id5" draw:end-glue-point="3" svg:d="m15000 17500 3000-1048">
          <text:p/>
        </draw:connector>
        <draw:custom-shape draw:style-name="gr1" draw:text-style-name="P1" draw:id="id6" draw:layer="layout" svg:width="4cm" svg:height="1.5cm" svg:x="22cm" svg:y="12cm">
          <text:p text:style-name="P1">écritP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016cm" svg:y1="16.452cm" svg:x2="24cm" svg:y2="13.5cm" draw:start-shape="id5" draw:start-glue-point="1" draw:end-shape="id6" draw:end-glue-point="8" svg:d="m22016 16452 1984-2952">
          <text:p/>
        </draw:connector>
        <draw:connector draw:style-name="gr2" draw:text-style-name="P1" draw:layer="layout" draw:type="line" svg:x1="21.573cm" svg:y1="8.481cm" svg:x2="24cm" svg:y2="12cm" draw:start-shape="id7" draw:end-shape="id6" draw:end-glue-point="4" svg:d="m21573 8481 2427 3519">
          <text:p/>
        </draw:connector>
        <draw:g>
          <draw:g draw:id="id7">
            <draw:frame draw:style-name="gr3" draw:id="id3" draw:layer="layout" svg:width="4.11cm" svg:height="3.806cm" svg:x="17.463cm" svg:y="6.5cm">
              <draw:text-box>
                <text:p>Message</text:p>
                <text:p>__________</text:p>
                <text:p><text:tab/>id_mess</text:p>
                <text:p><text:tab/>titre</text:p>
                <text:p><text:tab/>texte</text:p>
              </draw:text-box>
            </draw:frame>
            <draw:frame draw:style-name="gr4" draw:layer="layout" svg:width="1.416cm" svg:height="0.962cm" svg:x="16cm" svg:y="9.5cm">
              <draw:text-box>
                <text:p>1-1</text:p>
              </draw:text-box>
            </draw:frame>
          </draw:g>
          <draw:frame draw:style-name="gr4" draw:layer="layout" svg:width="1.416cm" svg:height="0.962cm" svg:x="22.084cm" svg:y="7.538cm">
            <draw:text-box>
              <text:p>1-1</text:p>
            </draw:text-box>
          </draw:frame>
          <draw:custom-shape draw:style-name="gr1" draw:text-style-name="P1" draw:id="id8" draw:layer="layout" svg:width="3.5cm" svg:height="1.5cm" svg:x="18cm" svg:y="3.5cm">
            <text:p text:style-name="P1">Répond à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21.325cm" svg:y1="7.196cm" svg:x2="21.5cm" svg:y2="4.25cm" draw:end-shape="id8" draw:end-glue-point="10" svg:d="m21325 7196 175-2946">
            <text:p/>
          </draw:connector>
          <draw:connector draw:style-name="gr2" draw:text-style-name="P1" draw:layer="layout" draw:type="line" svg:x1="18.786cm" svg:y1="6.5cm" svg:x2="18cm" svg:y2="4.25cm" draw:start-shape="id7" draw:start-glue-point="0" draw:end-shape="id8" draw:end-glue-point="6" svg:d="m18786 6500-786-2250">
            <text:p/>
          </draw:connector>
          <draw:frame draw:style-name="gr5" draw:layer="layout" svg:width="1.416cm" svg:height="0.962cm" svg:x="17cm" svg:y="5.5cm">
            <draw:text-box>
              <text:p>0-1</text:p>
            </draw:text-box>
          </draw:frame>
          <draw:frame draw:style-name="gr4" draw:layer="layout" svg:width="1.416cm" svg:height="0.962cm" svg:x="22cm" svg:y="5.5cm">
            <draw:text-box>
              <text:p>0-1</text:p>
            </draw:text-box>
          </draw:frame>
        </draw:g>
        <draw:custom-shape draw:style-name="gr1" draw:text-style-name="P1" draw:id="id10" draw:layer="layout" svg:width="5.5cm" svg:height="1.5cm" svg:x="2cm" svg:y="12cm">
          <text:p text:style-name="P1">appartient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887cm" svg:y1="16.616cm" svg:x2="4.75cm" svg:y2="13.5cm" draw:start-shape="id9" draw:start-glue-point="0" draw:end-shape="id10" svg:d="m4887 16616-137-3116">
          <text:p/>
        </draw:connector>
        <draw:connector draw:style-name="gr2" draw:text-style-name="P1" draw:layer="layout" draw:type="line" svg:x1="4.86cm" svg:y1="8.517cm" svg:x2="4.75cm" svg:y2="12cm" draw:start-shape="id1" draw:start-glue-point="2" draw:end-shape="id10" draw:end-glue-point="4" svg:d="m4860 8517-110 3483">
          <text:p/>
        </draw:connector>
        <draw:g>
          <draw:frame draw:style-name="gr3" draw:id="id9" draw:layer="layout" svg:width="3.774cm" svg:height="2.384cm" svg:x="3cm" svg:y="16.616cm">
            <draw:text-box>
              <text:p>Messagerie</text:p>
              <text:p>_________</text:p>
              <text:p><text:tab/>id_liste</text:p>
            </draw:text-box>
          </draw:frame>
          <draw:frame draw:style-name="gr4" draw:layer="layout" svg:width="1.416cm" svg:height="0.962cm" svg:x="7cm" svg:y="18cm">
            <draw:text-box>
              <text:p>1-1</text:p>
            </draw:text-box>
          </draw:frame>
          <draw:frame draw:style-name="gr4" draw:layer="layout" svg:width="1.416cm" svg:height="0.962cm" svg:x="3cm" svg:y="15.5cm">
            <draw:text-box>
              <text:p>0-n</text:p>
            </draw:text-box>
          </draw:frame>
        </draw:g>
        <draw:connector draw:style-name="gr6" draw:text-style-name="P1" draw:layer="layout" draw:type="line" svg:x1="6.774cm" svg:y1="17.808cm" svg:x2="10.5cm" svg:y2="17.5cm" draw:start-shape="id9" draw:start-glue-point="1" draw:end-shape="id4" draw:end-glue-point="6" svg:d="m6774 17808 3726-308">
          <text:p text:style-name="P1">de</text:p>
        </draw:connector>
        <draw:custom-shape draw:style-name="gr1" draw:text-style-name="P1" draw:id="id11" draw:layer="layout" svg:width="4.5cm" svg:height="1.5cm" svg:x="9.5cm" svg:y="12.5cm">
          <text:p text:style-name="P1">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341cm" svg:y1="13.781cm" svg:x2="18cm" svg:y2="16.452cm" draw:start-shape="id11" draw:start-glue-point="9" draw:end-shape="id5" svg:d="m13341 13781 4659 2671">
          <text:p/>
        </draw:connector>
        <draw:connector draw:style-name="gr6" draw:text-style-name="P1" draw:layer="layout" draw:type="line" svg:x1="10.159cm" svg:y1="12.719cm" svg:x2="6.721cm" svg:y2="6.258cm" draw:start-shape="id11" draw:start-glue-point="5" draw:end-shape="id1" draw:end-glue-point="1" svg:d="m10159 12719-3438-6461">
          <text:p text:style-name="P1">auteur</text:p>
        </draw:connector>
        <draw:custom-shape draw:style-name="gr1" draw:text-style-name="P1" draw:id="id12" draw:layer="layout" svg:width="3.5cm" svg:height="1.5cm" svg:x="12cm" svg:y="10cm">
          <text:p text:style-name="P1">reço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988cm" svg:y1="11.281cm" svg:x2="20cm" svg:y2="14.5cm" draw:start-shape="id12" draw:start-glue-point="9" draw:end-shape="id13" draw:end-glue-point="0" svg:d="m14988 11281 5012 3219">
          <text:p/>
        </draw:connector>
        <draw:connector draw:style-name="gr6" draw:text-style-name="P1" draw:layer="layout" draw:type="line" svg:x1="12.512cm" svg:y1="10.219cm" svg:x2="6.721cm" svg:y2="6.258cm" draw:start-shape="id12" draw:start-glue-point="5" draw:end-shape="id1" draw:end-glue-point="1" svg:d="m12512 10219-5791-3961">
          <text:p text:style-name="P1">dest</text:p>
        </draw:connector>
        <draw:g>
          <draw:g draw:id="id13">
            <draw:frame draw:style-name="gr7" draw:layer="layout" svg:width="1.5cm" svg:height="0.962cm" svg:x="16.5cm" svg:y="17.038cm">
              <draw:text-box>
                <text:p>1-1</text:p>
              </draw:text-box>
            </draw:frame>
            <draw:g>
              <draw:frame draw:style-name="gr3" draw:id="id5" draw:layer="layout" svg:width="4.016cm" svg:height="3.095cm" svg:x="18cm" svg:y="14.905cm">
                <draw:text-box>
                  <text:p>Profil</text:p>
                  <text:p>__________</text:p>
                  <text:p><text:tab/>id_profil</text:p>
                  <text:p><text:tab/>infos</text:p>
                </draw:text-box>
              </draw:frame>
              <draw:frame draw:style-name="gr4" draw:layer="layout" svg:width="1.416cm" svg:height="0.962cm" svg:x="22.084cm" svg:y="16.443cm">
                <draw:text-box>
                  <text:p>0-n</text:p>
                </draw:text-box>
              </draw:frame>
            </draw:g>
            <draw:frame draw:style-name="gr4" draw:layer="layout" svg:width="1.416cm" svg:height="0.962cm" svg:x="16.5cm" svg:y="14.5cm">
              <draw:text-box>
                <text:p>1-n</text:p>
              </draw:text-box>
            </draw:frame>
          </draw:g>
          <draw:frame draw:style-name="gr4" draw:layer="layout" svg:width="1.416cm" svg:height="0.962cm" svg:x="20.5cm" svg:y="14cm">
            <draw:text-box>
              <text:p>1-n</text:p>
            </draw:text-box>
          </draw:frame>
        </draw:g>
        <draw:g>
          <draw:frame draw:style-name="gr3" draw:id="id1" draw:layer="layout" svg:width="3.721cm" svg:height="4.517cm" svg:x="3cm" svg:y="4cm">
            <draw:text-box>
              <text:p>Discussion</text:p>
              <text:p>_________</text:p>
              <text:p><text:tab/>id_disc</text:p>
              <text:p><text:tab/>theme</text:p>
              <text:p><text:tab/>date</text:p>
              <text:p><text:tab/>titre</text:p>
            </draw:text-box>
          </draw:frame>
          <draw:frame draw:style-name="gr4" draw:layer="layout" svg:width="1.416cm" svg:height="0.962cm" svg:x="7cm" svg:y="5.3cm">
            <draw:text-box>
              <text:p>1-n</text:p>
            </draw:text-box>
          </draw:frame>
          <draw:frame draw:style-name="gr4" draw:layer="layout" svg:width="1.416cm" svg:height="0.962cm" svg:x="3.084cm" svg:y="8.538cm">
            <draw:text-box>
              <text:p>1-1</text:p>
            </draw:text-box>
          </draw:frame>
          <draw:frame draw:style-name="gr4" draw:layer="layout" svg:width="1.416cm" svg:height="0.962cm" svg:x="6.584cm" svg:y="8cm">
            <draw:text-box>
              <text:p>1-1</text:p>
            </draw:text-box>
          </draw:frame>
          <draw:frame draw:style-name="gr4" draw:layer="layout" svg:width="1.416cm" svg:height="0.962cm" svg:x="8.084cm" svg:y="6.538cm">
            <draw:text-box>
              <text:p>1-1</text:p>
            </draw:text-box>
          </draw:frame>
        </draw:g>
        <draw:frame draw:style-name="gr8" draw:layer="layout" svg:width="26.5cm" svg:height="2cm" svg:x="1.5cm" svg:y="1.5cm">
          <draw:text-box>
            <text:p>Redondance de dest (=de) pour accès plus rapide et facile à Discussion et ne pas l'associer avec 2 messageries ni mélanger les discussions dans la même messager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ent </meta:initial-creator>
    <meta:creation-date>2013-02-05T22:06:20</meta:creation-date>
    <dc:date>2013-02-05T23:24:08</dc:date>
    <dc:creator>florent </dc:creator>
    <meta:editing-duration>PT00H22M27S</meta:editing-duration>
    <meta:editing-cycles>2</meta:editing-cycles>
    <meta:generator>OpenOffice.org/3.2$Linux OpenOffice.org_project/320m12$Build-9483</meta:generator>
    <meta:document-statistic meta:object-count="47"/>
  </office:meta>
</office:document-meta>
</file>